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A00000005A06A642909025A130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weight="bold" officeooo:rsid="001f2d85" officeooo:paragraph-rsid="000ce5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ce508" officeooo:paragraph-rsid="000ce508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ce508"/>
    </style:style>
    <style:style style:name="P5" style:family="paragraph" style:parent-style-name="Standard">
      <style:paragraph-properties fo:text-align="start" style:justify-single-word="false"/>
      <style:text-properties fo:font-style="normal" officeooo:rsid="000d453a" officeooo:paragraph-rsid="000ce508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d453a" officeooo:paragraph-rsid="000d453a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0d453a" officeooo:paragraph-rsid="000fed16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ec963"/>
    </style:style>
    <style:style style:name="P9" style:family="paragraph" style:parent-style-name="Standard">
      <style:paragraph-properties fo:text-align="start" style:justify-single-word="false"/>
      <style:text-properties officeooo:paragraph-rsid="000ce508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0fed16"/>
    </style:style>
    <style:style style:name="P12" style:family="paragraph" style:parent-style-name="Standard">
      <style:paragraph-properties fo:text-align="start" style:justify-single-word="false"/>
      <style:text-properties officeooo:rsid="000ce508" officeooo:paragraph-rsid="000fed16"/>
    </style:style>
    <style:style style:name="T1" style:family="text">
      <style:text-properties officeooo:rsid="000ce508"/>
    </style:style>
    <style:style style:name="T2" style:family="text">
      <style:text-properties officeooo:rsid="000d453a"/>
    </style:style>
    <style:style style:name="T3" style:family="text">
      <style:text-properties fo:font-style="italic" officeooo:rsid="000d453a" style:font-style-asian="italic" style:font-style-complex="italic"/>
    </style:style>
    <style:style style:name="T4" style:family="text">
      <style:text-properties fo:font-style="normal" officeooo:rsid="000d453a" style:font-style-asian="normal" style:font-style-complex="normal"/>
    </style:style>
    <style:style style:name="T5" style:family="text">
      <style:text-properties officeooo:rsid="000fed1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fed16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28471f" loext:opacity="100%" fo:font-size="14pt" style:font-size-asian="14pt" style:font-size-complex="14pt"/>
    </style:style>
    <style:style style:name="T10" style:family="text">
      <style:text-properties fo:color="#28471f" loext:opacity="100%"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text:tab/><text:tab/><text:tab/><text:tab/><text:span text:style-name="T10">REPLICASET USING MONGO</text:span> </text:p>
      <text:p text:style-name="P1"/>
      <text:p text:style-name="P3">1. Create docker for mongo ports in vm1 and vm2 as given in directory here vm1 is primary</text:p>
      <text:p text:style-name="P3"/>
      <text:p text:style-name="P12"><text:span text:style-name="T7">Note</text:span><text:span text:style-name="T6"> </text:span></text:p>
      <text:p text:style-name="P12">Make host <text:span text:style-name="T2">entry in both vm</text:span></text:p>
      <text:p text:style-name="P12"><text:span text:style-name="T2">sudo nano /</text:span><text:span text:style-name="T3">etc/</text:span><text:span text:style-name="T4">hosts</text:span></text:p>
      <text:p text:style-name="P7"><text:tab/></text:p>
      <text:p text:style-name="P7"><text:tab/>a. In primary node vm give hostname and ip of secondary node vm</text:p>
      <text:p text:style-name="P7"><text:tab/><text:tab/>&lt;host_name&gt; &lt;IP&gt;</text:p>
      <text:p text:style-name="P7"><text:tab/>a. In secondary node vm give hostname and ip of primary node vm</text:p>
      <text:p text:style-name="P7"><text:tab/><text:tab/>&lt;host_name&gt; &lt;IP&gt;</text:p>
      <text:p text:style-name="P11"/>
      <text:p text:style-name="P3"/>
      <text:p text:style-name="P3">2. Generate keyauth file</text:p>
      <text:p text:style-name="P3"/>
      <text:p text:style-name="P3"><text:s text:c="4"/>2.1 openssl rand -base64 756 &gt; keyauth</text:p>
      <text:p text:style-name="P3"/>
      <text:p text:style-name="P3"><text:s text:c="4"/>2.2 sudo chmod 400 keyauth</text:p>
      <text:p text:style-name="P3"/>
      <text:p text:style-name="P3"><text:s text:c="4"/>2.3 sudo chown 999:999 keyauth</text:p>
      <text:p text:style-name="P3"/>
      <text:p text:style-name="P3">3. Keep same keyauth file in both vms i.e copy key from keyauth file and create file with same name and give same permissions to the file in both vms</text:p>
      <text:p text:style-name="P3"/>
      <text:p text:style-name="P3">4. Give same mount path as given in two config files or else it will generate issues</text:p>
      <text:p text:style-name="P3"/>
      <text:p text:style-name="P3">5. Make docker up in vm1 </text:p>
      <text:p text:style-name="P3"/>
      <text:p text:style-name="P3"><text:s text:c="4"/>docker file :</text:p>
      <text:p text:style-name="P3"/>
      <text:p text:style-name="P3"/>
      <text:p text:style-name="P3"><text:s text:c="4"/>version: "3.8"</text:p>
      <text:p text:style-name="P3"/>
      <text:p text:style-name="P3"><text:s text:c="4"/>services:</text:p>
      <text:p text:style-name="P3"/>
      <text:p text:style-name="P3"><text:s text:c="6"/>mongo1:</text:p>
      <text:p text:style-name="P3"/>
      <text:p text:style-name="P3"><text:s text:c="6"/>image: mongo:4.0.4</text:p>
      <text:p text:style-name="P3"/>
      <text:p text:style-name="P3"><text:s text:c="6"/>container_name: mongo1</text:p>
      <text:p text:style-name="P3"/>
      <text:p text:style-name="P3"><text:s text:c="6"/>environment:</text:p>
      <text:p text:style-name="P3"/>
      <text:p text:style-name="P3"><text:s text:c="7"/>- MONGO_DATA_DIR=/data/db</text:p>
      <text:p text:style-name="P3"/>
      <text:p text:style-name="P3"><text:s text:c="7"/>- MONGO_LOG_DIR=/dev/null</text:p>
      <text:p text:style-name="P3"><text:soft-page-break/></text:p>
      <text:p text:style-name="P3"><text:s text:c="7"/>- MONGO_INITDB_ROOT_USERNAME=admin</text:p>
      <text:p text:style-name="P3"/>
      <text:p text:style-name="P3"><text:s text:c="7"/>- MONGO_INITDB_ROOT_PASSWORD=admin</text:p>
      <text:p text:style-name="P3"/>
      <text:p text:style-name="P3"><text:s text:c="6"/>extra_hosts:</text:p>
      <text:p text:style-name="P3"/>
      <text:p text:style-name="P3"><text:s text:c="7"/>- "mongo2:"&lt;IP of vm2&gt;"</text:p>
      <text:p text:style-name="P3"/>
      <text:p text:style-name="P3"><text:s text:c="6"/>volumes:</text:p>
      <text:p text:style-name="P3"/>
      <text:p text:style-name="P3"><text:s text:c="8"/>- ./data/dbdata:/data/db</text:p>
      <text:p text:style-name="P3"/>
      <text:p text:style-name="P3"><text:s text:c="8"/>- ./keyauth:/data/keyauth</text:p>
      <text:p text:style-name="P3"/>
      <text:p text:style-name="P3"><text:s text:c="6"/>command: mongod --port &lt;<text:span text:style-name="T1">port_no</text:span>&gt; --keyFile /data/keyauth --dbpath /data/db --replSet rs0 --bind_ip 0.0.0.0</text:p>
      <text:p text:style-name="P3"/>
      <text:p text:style-name="P3"><text:s text:c="6"/>network_mode: host</text:p>
      <text:p text:style-name="P3"/>
      <text:p text:style-name="P3"><text:s text:c="4"/>5.1 It will create the data directory and will save the user name and password in env</text:p>
      <text:p text:style-name="P3"><text:s text:c="4"/></text:p>
      <text:p text:style-name="P3">6. Make the docker up in vm2</text:p>
      <text:p text:style-name="P3"/>
      <text:p text:style-name="P3"><text:s text:c="4"/>docker file:</text:p>
      <text:p text:style-name="P3"/>
      <text:p text:style-name="P3"><text:s text:c="4"/>version: "3"</text:p>
      <text:p text:style-name="P3"/>
      <text:p text:style-name="P3"><text:s text:c="4"/>services:</text:p>
      <text:p text:style-name="P3"/>
      <text:p text:style-name="P3"><text:s text:c="6"/>mongo2:</text:p>
      <text:p text:style-name="P3"/>
      <text:p text:style-name="P3"><text:s text:c="6"/>image: mongo:4.0.4</text:p>
      <text:p text:style-name="P3"/>
      <text:p text:style-name="P3"><text:s text:c="6"/>container_name: mongo2</text:p>
      <text:p text:style-name="P3"><text:tab/></text:p>
      <text:p text:style-name="P4"><text:s text:c="6"/>environment:</text:p>
      <text:p text:style-name="P4"/>
      <text:p text:style-name="P4"><text:s text:c="7"/>- MONGO_DATA_DIR=/data/db</text:p>
      <text:p text:style-name="P4"/>
      <text:p text:style-name="P4"><text:s text:c="7"/>- MONGO_LOG_DIR=/dev/null</text:p>
      <text:p text:style-name="P4"/>
      <text:p text:style-name="P4"><text:s text:c="7"/>- MONGO_INITDB_ROOT_USERNAME=admin</text:p>
      <text:p text:style-name="P4"/>
      <text:p text:style-name="P4"><text:s text:c="7"/>- MONGO_INITDB_ROOT_PASSWORD=admin</text:p>
      <text:p text:style-name="P3"/>
      <text:p text:style-name="P3"><text:s text:c="6"/>volumes:</text:p>
      <text:p text:style-name="P3"/>
      <text:p text:style-name="P3"><text:s text:c="8"/>- ./data/dbdata:/data/db</text:p>
      <text:p text:style-name="P3"><text:soft-page-break/></text:p>
      <text:p text:style-name="P3"><text:s text:c="8"/>- ./keyauth:/data/keyauth</text:p>
      <text:p text:style-name="P3"/>
      <text:p text:style-name="P3"><text:s text:c="5"/>#extra_hosts:</text:p>
      <text:p text:style-name="P3"/>
      <text:p text:style-name="P3"><text:s text:c="7"/>#- "mongo1:"&lt;IP of vm1&gt;"</text:p>
      <text:p text:style-name="P3"/>
      <text:p text:style-name="P4"><text:s text:c="6"/>command: mongod --port &lt;<text:span text:style-name="T1">port_no</text:span>&gt; --keyFile /data/keyauth --dbpath /data/db --replSet rs0 --bind_ip 0.0.0.0</text:p>
      <text:p text:style-name="P3"/>
      <text:p text:style-name="P3"><text:s text:c="6"/>network_mode: host </text:p>
      <text:p text:style-name="P3"><text:s text:c="4"/></text:p>
      <text:p text:style-name="P3"><text:s text:c="4"/>6.1 If any Issue comes remove the created data directory</text:p>
      <text:p text:style-name="P3"/>
      <text:p text:style-name="P3"><text:s text:c="4"/>6.2 Check if same auth key file present in both vms</text:p>
      <text:p text:style-name="P3"/>
      <text:p text:style-name="P3"><text:s text:c="4"/>6.3 Give same permissions to authkey as shown in 2.2 and 2.3</text:p>
      <text:p text:style-name="P3"/>
      <text:p text:style-name="P3">7. After making docker up in vm2 check if port connection is there in both vms using telnet/mongosh/mongo (port connectivity is must needed)</text:p>
      <text:p text:style-name="P3"/>
      <text:p text:style-name="P3"><text:s text:c="4"/>7.1 To check telnet connectivity in both vm</text:p>
      <text:p text:style-name="P3"/>
      <text:p text:style-name="P3"><text:s text:c="8"/>a.In vm1 terminal</text:p>
      <text:p text:style-name="P3"/>
      <text:p text:style-name="P3"><text:s text:c="12"/>telnet &lt;Ip of vm2&gt; <text:s/>&lt;port of vm2&gt;</text:p>
      <text:p text:style-name="P3"/>
      <text:p text:style-name="P3"><text:s text:c="8"/>b.In vm2 terminal</text:p>
      <text:p text:style-name="P3"/>
      <text:p text:style-name="P3"><text:s text:c="12"/>telnet &lt;Ip of vm1&gt; <text:s/>&lt;port of vm1&gt;</text:p>
      <text:p text:style-name="P3"/>
      <text:p text:style-name="P3"><text:s text:c="8"/>OR</text:p>
      <text:p text:style-name="P3"/>
      <text:p text:style-name="P3"><text:s text:c="4"/>7.2 To check mongo connectivity in both vm</text:p>
      <text:p text:style-name="P3"/>
      <text:p text:style-name="P3"><text:s text:c="8"/>a.In vm1 terminal</text:p>
      <text:p text:style-name="P3"/>
      <text:p text:style-name="P3"><text:s text:c="12"/>mongo --host &lt;Ip of vm2&gt; --port &lt;port of vm2&gt;</text:p>
      <text:p text:style-name="P3"/>
      <text:p text:style-name="P3"><text:s text:c="8"/>b.In vm2 terminal</text:p>
      <text:p text:style-name="P3"/>
      <text:p text:style-name="P3"><text:s text:c="12"/>mongo --host &lt;Ip of vm1&gt; --port &lt;port of vm1&gt;</text:p>
      <text:p text:style-name="P3"/>
      <text:p text:style-name="P3"><text:s text:c="8"/>OR</text:p>
      <text:p text:style-name="P3"/>
      <text:p text:style-name="P3"><text:s text:c="4"/>7.2 To check mongosh connectivity in both vm</text:p>
      <text:p text:style-name="P3"/>
      <text:p text:style-name="P3"><text:s text:c="8"/>a.In vm1 terminal</text:p>
      <text:p text:style-name="P3"/>
      <text:p text:style-name="P3"><text:soft-page-break/><text:s text:c="12"/>mongosh --host &lt;Ip of vm2&gt; --port &lt;port of vm2&gt;</text:p>
      <text:p text:style-name="P3"/>
      <text:p text:style-name="P3"><text:s text:c="8"/>b.In vm2 terminal</text:p>
      <text:p text:style-name="P3"/>
      <text:p text:style-name="P3"><text:s text:c="12"/>mongosh --host &lt;Ip of vm1&gt; --port &lt;port of vm1&gt;</text:p>
      <text:p text:style-name="P3"/>
      <text:p text:style-name="P3"><text:s text:c="4"/>7.3 Any one of above connectivity check is must needed if connectivity is there then proceed further</text:p>
      <text:p text:style-name="P3"/>
      <text:p text:style-name="P3">8. Go to primary node i.e vm1</text:p>
      <text:p text:style-name="P3"/>
      <text:p text:style-name="P3"><text:s text:c="4"/>8.1 After making docker up execute following commands</text:p>
      <text:p text:style-name="P3"/>
      <text:p text:style-name="P3"><text:s text:c="8"/>a. Bash into primary node container</text:p>
      <text:p text:style-name="P3"/>
      <text:p text:style-name="P3"><text:s text:c="12"/>docker exec -it mongo1 bash</text:p>
      <text:p text:style-name="P3"/>
      <text:p text:style-name="P3"><text:s text:c="8"/>b. Login with userName and password given in env in docker</text:p>
      <text:p text:style-name="P3"/>
      <text:p text:style-name="P4"><text:s text:c="12"/>mongo --port &lt;<text:span text:style-name="T1">port no</text:span>&gt; --host &lt;<text:span text:style-name="T1">IP/service_name</text:span>&gt; -u admin -p admin --authenticationDatabase admin</text:p>
      <text:p text:style-name="P3"/>
      <text:p text:style-name="P3"><text:s text:c="8"/>c. Initiate replicaset and add member</text:p>
      <text:p text:style-name="P3"/>
      <text:p text:style-name="P3"><text:s text:c="12"/>rs.initiate( </text:p>
      <text:p text:style-name="P3"><text:s text:c="16"/>{</text:p>
      <text:p text:style-name="P3"><text:s text:c="20"/>_id : "rs0",members: </text:p>
      <text:p text:style-name="P3"><text:s text:c="20"/>[</text:p>
      <text:p text:style-name="P3"><text:s text:c="24"/>{ </text:p>
      <text:p text:style-name="P3"><text:s text:c="28"/>_id : 0, </text:p>
      <text:p text:style-name="P8"><text:s text:c="28"/>host : "&lt;<text:span text:style-name="T1">IP/service_name</text:span>&gt;:&lt;<text:span text:style-name="T1">port_no</text:span>&gt;"</text:p>
      <text:p text:style-name="P3"><text:s text:c="24"/>},</text:p>
      <text:p text:style-name="P3"><text:s text:c="24"/>{ </text:p>
      <text:p text:style-name="P3"><text:s text:c="28"/>_id : 1, </text:p>
      <text:p text:style-name="P8"><text:s text:c="28"/>host : "&lt;<text:span text:style-name="T1">IP/service_name</text:span>&gt;:&lt;<text:span text:style-name="T1">port_no</text:span>&gt;" </text:p>
      <text:p text:style-name="P3"><text:s text:c="24"/>}</text:p>
      <text:p text:style-name="P3"><text:s text:c="20"/>]</text:p>
      <text:p text:style-name="P3"><text:s text:c="16"/>}</text:p>
      <text:p text:style-name="P3"><text:s text:c="12"/>) </text:p>
      <text:p text:style-name="P3"><text:s text:c="8"/></text:p>
      <text:p text:style-name="P3"><text:s text:c="8"/>d. To set the priorities run following command</text:p>
      <text:p text:style-name="P3"/>
      <text:p text:style-name="P3"><text:s text:c="12"/>cfg = rs.conf()</text:p>
      <text:p text:style-name="P3"/>
      <text:p text:style-name="P3"><text:s text:c="12"/>cfg.members[0].priority = 1</text:p>
      <text:p text:style-name="P3"/>
      <text:p text:style-name="P3"><text:s text:c="12"/>cfg.members[1].priority = 0</text:p>
      <text:p text:style-name="P3"/>
      <text:p text:style-name="P3"><text:s text:c="12"/>rs.reconfig(cfg)</text:p>
      <text:p text:style-name="P3"><text:soft-page-break/></text:p>
      <text:p text:style-name="P3"><text:s text:c="12"/>Note: The member with priority 0 won't be participate in voitting i.e it won't become primary node if primary node fails</text:p>
      <text:p text:style-name="P3"/>
      <text:p text:style-name="P3"><text:s text:c="8"/>d. check status</text:p>
      <text:p text:style-name="P3"/>
      <text:p text:style-name="P3"><text:s text:c="12"/>rs.status()</text:p>
      <text:p text:style-name="P3"/>
      <text:p text:style-name="P3"><text:s text:c="8"/>e. If current node is showing as secondary logout and relogin then check the status</text:p>
      <text:p text:style-name="P3"/>
      <text:p text:style-name="P3"><text:s text:c="8"/>f. You can configure the nodes using rs.conf() aswell</text:p>
      <text:p text:style-name="P3"/>
      <text:p text:style-name="P3"><text:s text:c="8"/>g. Now create a common app user for all nodes hit the following commands in same place <text:span text:style-name="T1">(Optional)</text:span></text:p>
      <text:p text:style-name="P3"/>
      <text:p text:style-name="P3"><text:s text:c="12"/>1.1 admin = db.getSiblingDB("admin")</text:p>
      <text:p text:style-name="P3"/>
      <text:p text:style-name="P3"><text:s text:c="12"/>1.2 <text:s/>admin.createUser</text:p>
      <text:p text:style-name="P3"><text:s text:c="12"/>(</text:p>
      <text:p text:style-name="P3"><text:s text:c="16"/>{</text:p>
      <text:p text:style-name="P3"><text:s text:c="20"/>user: "appuser",</text:p>
      <text:p text:style-name="P3"><text:s text:c="20"/>pwd: "adminpw",</text:p>
      <text:p text:style-name="P3"><text:s text:c="20"/>roles: [ { role: "root", db: "admin" } ]</text:p>
      <text:p text:style-name="P3"><text:s text:c="16"/>}</text:p>
      <text:p text:style-name="P3"><text:s text:c="12"/>)</text:p>
      <text:p text:style-name="P3"/>
      <text:p text:style-name="P3"><text:s text:c="8"/>h. You can use the appuser and password to login from other nodes</text:p>
      <text:p text:style-name="P3"/>
      <text:p text:style-name="P3">9. How to login from other nodes</text:p>
      <text:p text:style-name="P3"/>
      <text:p text:style-name="P3"><text:s text:c="4"/>9.1. Bash into <text:s/>node container</text:p>
      <text:p text:style-name="P3"/>
      <text:p text:style-name="P3"><text:s text:c="12"/>docker exec -it mongo1 bash</text:p>
      <text:p text:style-name="P3"/>
      <text:p text:style-name="P3"><text:s text:c="4"/>9.2. Login with userName and password given in env in docker</text:p>
      <text:p text:style-name="P3"/>
      <text:p text:style-name="P4"><text:s text:c="11"/>mongo --port &lt;<text:span text:style-name="T1">port no</text:span>&gt; --host &lt;<text:span text:style-name="T1">IP/service_name</text:span>&gt; -u appuser -p adminpw --authenticationDatabase admin</text:p>
      <text:p text:style-name="P3"/>
      <text:p text:style-name="P3">10. The Replicaset Setup is done</text:p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style:shadow="none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 <text:s text:c="122"/><draw:frame draw:style-name="Mfr1" draw:name="Image1" text:anchor-type="as-char" svg:y="-1.094cm" svg:width="2.256cm" svg:height="1.27cm" draw:z-index="2"><draw:image xlink:href="Pictures/1000000100000A00000005A06A642909025A1301.png" xlink:type="simple" xlink:show="embed" xlink:actuate="onLoad" draw:mime-type="image/png"/><svg:title>image</svg:title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8:10:41.053790527</meta:creation-date>
    <dc:date>2022-11-18T18:40:09.906697496</dc:date>
    <meta:editing-duration>PT13M2S</meta:editing-duration>
    <meta:editing-cycles>5</meta:editing-cycles>
    <meta:generator>LibreOffice/7.3.6.2$Linux_X86_64 LibreOffice_project/30$Build-2</meta:generator>
    <meta:document-statistic meta:table-count="0" meta:image-count="1" meta:object-count="0" meta:page-count="5" meta:paragraph-count="131" meta:word-count="684" meta:character-count="5241" meta:non-whitespace-character-count="3470"/>
  </office:meta>
</office:document-meta>
</file>